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xml:id="ct147029464" text:id="ct147029464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47029648" text:id="ct147029648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47127792" text:id="ct147127792">
          <text:insertion>
            <office:change-info>
              <dc:creator>Gauthier Bastien</dc:creator>
              <dc:date>2012-05-15T12:56:00</dc:date>
            </office:change-info>
          </text:insertion>
        </text:changed-region>
        <text:changed-region xml:id="ct147137576" text:id="ct147137576">
          <text:insertion>
            <office:change-info>
              <dc:creator>Gauthier Bastien</dc:creator>
              <dc:date>2012-05-15T12:56:00</dc:date>
            </office:change-info>
          </text:insertion>
        </text:changed-region>
        <text:changed-region xml:id="ct144738536" text:id="ct144738536">
          <text:insertion>
            <office:change-info>
              <dc:creator>Gauthier Bastien</dc:creator>
              <dc:date>2012-05-15T12:59:00</dc:date>
            </office:change-info>
          </text:insertion>
        </text:changed-region>
        <text:changed-region xml:id="ct147132656" text:id="ct147132656">
          <text:insertion>
            <office:change-info>
              <dc:creator>Gauthier Bastien</dc:creator>
              <dc:date>2012-05-15T12:59:00</dc:date>
            </office:change-info>
          </text:insertion>
        </text:changed-region>
        <text:changed-region xml:id="ct147136872" text:id="ct14713687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47041712" text:id="ct14704171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47144296" text:id="ct14714429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47128280" text:id="ct147128280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5-15T15:10:22">15/05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vous communiquons un premier supplément d'ordre du jour pour la séance du Conseil communal de ce <text:change-start text:change-id="ct147029464"/>self.utranslate("weekday_%s" % self.getDate().aDay().lower(), domain="plonelocales").lower()<text:change-end text:change-id="ct147029464"/> <text:change-start text:change-id="ct147029648"/>tool.formatDate(self.getDate(), withHour=True)<text:change-end text:change-id="ct147029648"/>.</text:p>
      <text:p text:style-name="Standard"><text:span text:style-name="T1"><office:annotation><dc:creator>Gauthier Bastien</dc:creator><dc:date>2012-02-16T11:19:59</dc:date><text:p text:style-name="P7"><text:span text:style-name="T4">do text if self.getItemsFirstSuppl(itemUids)</text:span></text:p></office:annotation></text:span><text:span text:style-name="T1"><text:line-break/>Séance publique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/>
            <text:p text:style-name="Table_20_Contents"><text:span text:style-name="T3"><office:annotation><dc:creator>Gauthier Bastien</dc:creator><dc:date>2012-02-14T16:41:11</dc:date><text:p text:style-name="P8"><text:span text:style-name="T4">do table- for item in </text:span><text:span text:style-name="T5">self.getItemsFirstSuppl(itemUids)</text:span></text:p></office:annotation></text:span><text:change-start text:change-id="ct147127792"/><text:span text:style-name="T3">item[0]</text:span><text:change-end text:change-id="ct147127792"/><text:span text:style-name="T3">.<text:tab/></text:span><text:change-start text:change-id="ct147137576"/><text:span text:style-name="T3">item[1].Title()</text:span><text:change-end text:change-id="ct147137576"/></text:p>
            <text:p text:style-name="Table_20_Contents"><text:span text:style-name="T3"/></text:p>
            <text:p text:style-name="Table_20_Contents"><text:span text:style-name="T3"><office:annotation><dc:creator>Gauthier Bastien</dc:creator><dc:date>2012-02-15T15:26:52</dc:date><text:p text:style-name="P7"><text:span text:style-name="T4">do text</text:span></text:p><text:p text:style-name="P7"><text:span text:style-name="T4">from xhtml(item[1].Description())</text:span></text:p></office:annotation></text:span><text:span text:style-name="T3">Note explicative</text:span></text:p>
          </table:table-cell>
        </table:table-row>
      </table:table>
      <text:p text:style-name="Standard"><text:span text:style-name="T2"><office:annotation><dc:creator>Gauthier Bastien</dc:creator><dc:date>2012-02-16T11:19:59</dc:date><text:p text:style-name="P7"><text:span text:style-name="T4">do text if </text:span><text:span text:style-name="T5">self.getItemsFirstSuppl(itemUids, privacy='secret')</text:span></text:p></office:annotation></text:span><text:span text:style-name="T2"><text:line-break/></text:span><text:span text:style-name="T1">Huis clos :<text:line-break/>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office:annotation><dc:creator>Gauthier Bastien</dc:creator><dc:date>2012-02-14T16:41:11</dc:date><text:p text:style-name="P8"><text:span text:style-name="T4">do table- for item in </text:span><text:span text:style-name="T5">self.getItemsFirstSuppl(itemUids, privacy='secret')</text:span></text:p></office:annotation><text:change-start text:change-id="ct144738536"/>item[0]<text:change-end text:change-id="ct144738536"/>.<text:tab/><text:change-start text:change-id="ct147132656"/>item[1].Title()<text:change-end text:change-id="ct14713265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4">do text</text:span></text:p><text:p text:style-name="P7"><text:span text:style-name="T4">from xhtml(item[1].Description())</text:span></text:p></office:annotation>Note explicative</text:p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<text:change-start text:change-id="ct147136872"/>self.getSignatures().split('\n')[0]<text:change-end text:change-id="ct147136872"/></text:p>
          </table:table-cell>
          <table:table-cell table:style-name="Tableau6.A1" office:value-type="string">
            <text:p text:style-name="P3"><text:change-start text:change-id="ct147041712"/>self.getSignatures().split('\n')[2]<text:change-end text:change-id="ct147041712"/>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><text:change-start text:change-id="ct147144296"/>self.getSignatures().split('\n')[1]<text:change-end text:change-id="ct147144296"/></text:p>
          </table:table-cell>
          <table:table-cell table:style-name="Tableau6.A1" office:value-type="string">
            <text:p text:style-name="P3"><text:change-start text:change-id="ct147128280"/>self.getSignatures().split('\n')[3]<text:change-end text:change-id="ct14712828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1pt" style:font-size-asian="11pt" style:font-size-complex="11pt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  <style:footer>
        <text:p text:style-name="Footer"><text:a xlink:type="simple" xlink:href="http://www.lalouviere.be/">www.lalouviere.be</text:a></text:p>
        <text:p text:style-name="MP2">Hôtel de Ville "Place Communale" - B7100 La Louvière - Tél.: 064 27 78 77 - Fax: 064 27 79 97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5-15T15:10:22</dc:date>
    <dc:creator>Gauthier Bastien</dc:creator>
    <meta:editing-duration>PT4H44M26S</meta:editing-duration>
    <meta:editing-cycles>67</meta:editing-cycles>
    <meta:generator>LibreOffice/3.5$Linux_x86 LibreOffice_project/350m1$Build-2</meta:generator>
    <meta:document-statistic meta:table-count="3" meta:image-count="0" meta:object-count="0" meta:page-count="1" meta:paragraph-count="19" meta:word-count="95" meta:character-count="804" meta:non-whitespace-character-count="722"/>
  </office:meta>
</office:document-meta>
</file>